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18 01:42   |   <text:a xlink:type="simple" xlink:href="http://palinfo.habago.org/Entry?Command=Information_PrintForum&amp;iPage=1#FORUM37927"><text:span text:style-name="T1">#</text:span></text:a></text:p>
      <text:p text:style-name="P2">卡韓政變(169)："郭台銘們" 的醜戲結束了嗎？ <text:line-break/><text:line-break/>陳真 2019. 09. 18. <text:line-break/><text:line-break/><text:line-break/>郭、柯、王搞結盟搞半天，作秀不斷，花招百出，後來暫時破局，然後呢？然後誰也不知道。為什麼不知道？因為這三人之所以湊在一起，難道是因為基於某種什麼理念因此而可預測其日後分合？當然不是。 <text:line-break/><text:line-break/>這三個老狐狸之所以聚在一塊，你兄我弟什麼三結義的，一來互相利用，彼此機關算盡，二來壯大聲勢，聯合次要敵人打擊主要敵人。這一切圖謀，難道是基於什麼公眾利益？當然不是，而是各有盤算，私利掛帥。 <text:line-break/><text:line-break/>因此，隨著時局變化，私利走向自然也會隨之變化，你如何可能預知三隻老狐狸將來是分是合？一旦彼此利益起了衝突，成為仇敵都有可能。郭台銘在幾年前不就是柯文哲口口聲聲必須打倒方能救台灣的權貴財閥嗎？現在突然又彼此肝膽相照了，而且每天滿口救國救民的漂亮話。它媽的這些混蛋是以為人民都是白癡嗎？ <text:line-break/><text:line-break/>這一切宮廷戲碼，基本上就是一種分贓政治的常態，密室操作，卑鄙透頂；彷彿眼前圖謀的不是一個社會的福祉，而只是一塊肥肉。 <text:line-break/><text:line-break/>姓郭的，在過去五個多月來，大撒鈔票，收買媒體，動用根本數不清的各種下三濫手段及抹黑造謠，無日無之，把原本聲勢遙遙領先的韓國瑜給抹黑得要死不活，只剩奄奄一息。後來，發現韓國瑜數十萬的人潮、最少三成的支持度始終打死不退，於是裝神弄鬼到最後一刻，又突然說不選了。 <text:line-break/><text:line-break/>他媽的你信嗎？我是說，你能理解與信任這樣一種翻雲覆雨胡搞瞎搞裝神弄鬼的荒唐任性嗎？你能相信這樣一個打從五個多月以來、幾乎沒有一句話可信、隨時隨地隨意便可撒謊造謠的人嗎？ <text:line-break/><text:line-break/>甚至連無關緊要的小事居然也會撒謊，比方說什麼沙烏地阿拉伯的簽證費用憑他郭董的一句話就馬上由八百美金降為八十美金，完全一派胡言。連這麼容易查證的事居然也要撒謊，這個人好像對於做為一個正常人的基本誠信都完全不在乎。難道你真的蠢到會去相信這樣一個人？哪天他突然又發現哪個管道有利可圖了，肯定馬上又是一番可怕的翻雲覆雨。奸商或政客之極致表現，郭董算是個典範。 <text:line-break/><text:line-break/>現在，他知道自己根本不可能選得上 (就算白癡也知道)，所以不選了。國民黨許多人竟然馬上對他大加推崇，又是欽佩，又是歌頌。我真是不敢相信我的眼睛。當然，如果是基於一種選票最大化的策略考量，只好假裝說幾句好話。 <text:line-break/><text:line-break/>問題是，站在是非善惡的立場，請問天底下有這種道理嗎？我用盡各種下三濫的齷齪抹黑造謠手段，鋪天蓋地，無日無之，把你整得生不如死，把你搞得身敗名裂，卻還搞不死你，然後我自己覺得好累喔，宣布暫停，林北想休息一下，於是你就讚美歌頌起我是個大善人來了？哪天我又開始搞你，然後呢？難道你又要開始拜託我不要這樣嗎？這會不會太窩囊太荒唐了點？ <text:line-break/><text:line-break/>選票也許很重要，但基本的是非對錯更重要不是嗎？再說，就算做為一種選戰策略，也許只好 "尊郭"，以免得罪腦殘的郭粉們，問題是，倘若這個有錢就任性沒出息的傢伙哪天又突然往你背後開槍下毒手，你將如何自圓其說？啞巴吃黃蓮嗎？還是屆時再來跪求他別再玩下三濫手段？這樣像話嗎？ <text:line-break/><text:line-break/>我不是說韓國瑜非得跟郭台銘拼命不可，而是說，任何策略或權宜作為都還是應該要有一個最基本的是非價值。國民黨或韓國瑜可以不罵郭，但有必要把他又突然捧成聖人捧成民族英雄嗎？它媽的實在荒唐。 <text:line-break/><text:line-break/>郭台銘自始就根本不是國民黨，一個幾十年不曾繳黨費的人如果也算黨員，那麼全台灣恐怕有一千多萬個國民黨員。 <text:line-break/><text:line-break/>郭的出現是這樣： <text:line-break/><text:line-break/>吳敦義出於私心，平常除了努力打擊朱立倫和王金平之外，對於韓國瑜更是堵爛，根本不願意直接徵召，反而配合蔡正元等人散播什麼幾千萬政治獻金的謠言，抹黑韓國瑜，對韓進行人格毀滅，處處落井下石，玩陰扯後腿。 <text:line-break/><text:line-break/>問題是，吳敦義自己的民調卻始終敬陪末座，於是就聯合郝龍斌等幾位權貴大搞密室政治，刻意選在韓國瑜由美返台、聲望最高之際，藉由郭台銘之突然宣布參選來打壓其鋒頭，並一舉消滅當時已箭在弦上的黨內外徵召韓國瑜之民意浪潮。這也就是當時韓國瑜及他太太李佳芬所批評的 "權貴密室政治" 及 "背後開槍"。 <text:line-break/><text:line-break/>為了臨時讓一個根本不是黨員的郭台銘取得參選資格，吳敦義居然連夜弄出一個什麼 "榮譽黨員證書" 給郭，居然讓他可以破例違反規定而參選，並且讓他在中常會上宣布，一票大老共同鼓掌，大力營造其聲勢來打擊韓流及韓國瑜。 <text:line-break/><text:line-break/>緊接著，就是過去這五個月來天天上演的抹黑韓國瑜之人格毀滅戰，藍綠聯手，鋪天蓋地，無日無之，泯滅天良，骯髒卑鄙，臭不可聞，真是下三濫到極點。這一切台灣政治史上前所未見的恐怖人格謀殺抹黑戰，就是由郭台銘和綠營及一大票國民黨權貴與名嘴所聯手主導，而柯文哲則是在一旁敲邊鼓，幫忙落井下石。 <text:line-break/><text:line-break/>這些藍綠混蛋，也許從未想過這樣一個如此齷齪無恥如此密集而全面性的天羅地網人格毀滅戰，居然還是無法消滅韓流。這才是郭台銘 "此時" 宣布不選的真正原因，同時也是唯一原因。我說的是 "此時" 宣布不選，只要有利可圖，這個為所欲為十分任性的混蛋隨時想選還是會選；只要有利可圖，他隨時想幹嘛就會幹嘛，畢竟有錢就是大爺，有錢就能任性。 <text:line-break/><text:line-break/>當然，天才一票，腦殘也是一票，基於選票最大化的考量，沒必要大面積去得罪腦殘。但是，政治並不是只有選票，基本是非依然還是最重要。而且，選民並沒有義務也跟著政治人物去策略性尊郭。 <text:line-break/><text:line-break/>再說，所謂養虎為患，國民黨權力核心這些權貴們，跟郭台銘串通勾結，以一種完全不合黨規的手段讓他參加初選，並且一路把他養大尾了，現在卻要他滾回山林去啃草，有可能嗎？ <text:line-break/><text:line-break/>站在老虎的立場，他當然也會覺得很 "委屈"。你們跟我一路走來始終就是共謀與共犯，現在卻發表什麼 "31位大老的聯合聲明" 對我唱高調，叫我要團結，他媽的你是以為我姓郭的是吃素的嗎？一路把我養大了，一開始還說保證會讓我稱王，現在卻要我安靜回去吃草，表現團結，它媽的我能不報復吃他幾條人命嗎？ <text:line-break/><text:line-break/>吳敦義的私心，加上郭台銘的貪婪及抹黑造謠等不擇手段，國民黨事實上已經回不去了，回不去當時沛然莫之能禦的韓流聲勢。政治之陰暗與醜陋，始終超乎想像；而人們的長遠福祉，總是成為不良政治及個人權位慾望的犧牲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